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ddbeb" officeooo:paragraph-rsid="000ddbeb" style:font-weight-asian="bold" style:font-weight-complex="bold"/>
    </style:style>
    <style:style style:name="P2" style:family="paragraph" style:parent-style-name="Standard">
      <style:text-properties fo:font-weight="bold" officeooo:rsid="000e3c03" officeooo:paragraph-rsid="000e3c03" style:font-weight-asian="bold" style:font-weight-complex="bold"/>
    </style:style>
    <style:style style:name="P3" style:family="paragraph" style:parent-style-name="Standard">
      <style:text-properties fo:font-weight="normal" officeooo:rsid="000e3c03" officeooo:paragraph-rsid="000e3c03" style:font-weight-asian="normal" style:font-weight-complex="normal"/>
    </style:style>
    <style:style style:name="P4" style:family="paragraph" style:parent-style-name="Standard">
      <style:text-properties fo:font-weight="normal" officeooo:rsid="000e3c03" officeooo:paragraph-rsid="00101556" style:font-weight-asian="normal" style:font-weight-complex="normal"/>
    </style:style>
    <style:style style:name="P5" style:family="paragraph" style:parent-style-name="Standard">
      <style:text-properties fo:font-weight="normal" officeooo:rsid="000e3c03" officeooo:paragraph-rsid="001170d8" style:font-weight-asian="normal" style:font-weight-complex="normal"/>
    </style:style>
    <style:style style:name="T1" style:family="text">
      <style:text-properties officeooo:rsid="00101556"/>
    </style:style>
    <style:style style:name="T2" style:family="text">
      <style:text-properties officeooo:rsid="001170d8"/>
    </style:style>
    <style:style style:name="T3" style:family="text">
      <style:text-properties officeooo:rsid="0015c2e6"/>
    </style:style>
    <style:style style:name="T4" style:family="text">
      <style:text-properties officeooo:rsid="0017a7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text:p>
      <text:p text:style-name="Standard"/>
      <text:p text:style-name="Standard">Being creative is a muscle.</text:p>
      <text:p text:style-name="Standard"/>
      <text:p text:style-name="Standard">It needs to be worked in order to stay active.</text:p>
      <text:p text:style-name="Standard"/>
      <text:p text:style-name="Standard">But just like a muscle it also get used to the same exercises.</text:p>
      <text:p text:style-name="Standard"/>
      <text:p text:style-name="Standard">If you aren't careful to taking steps every now and then if you're ever stuck in a wood try one of this first draw.</text:p>
      <text:p text:style-name="Standard"/>
      <text:p text:style-name="Standard">What you want to say even if you're not an illustrator.</text:p>
      <text:p text:style-name="Standard"/>
      <text:p text:style-name="Standard">There is something about using symbols and stick figures to communicate your message instead of words.</text:p>
      <text:p text:style-name="Standard"/>
      <text:p text:style-name="Standard">Whether you're trying to figure out how to organize a proposal a chapter of your book or presentation.</text:p>
      <text:p text:style-name="Standard"/>
      <text:p text:style-name="Standard">Try drawing your idea instead of writing it out.</text:p>
      <text:p text:style-name="Standard"/>
      <text:p text:style-name="Standard">The words will practically reveal themselves. </text:p>
      <text:p text:style-name="Standard"/>
      <text:p text:style-name="Standard">Next, Speak it as you write it give it a voice.</text:p>
      <text:p text:style-name="Standard"/>
      <text:p text:style-name="Standard">Sometimes sitting in silence with your brain running laps ends up working against you.</text:p>
      <text:p text:style-name="Standard"/>
      <text:p text:style-name="Standard">Also detox from all technology again extremely undervalued and rarely done because it is a challenge.</text:p>
      <text:p text:style-name="Standard"/>
      <text:p text:style-name="Standard">But the results always speak for themselves.</text:p>
      <text:p text:style-name="Standard"/>
      <text:p text:style-name="Standard">Next time you find yourself in a creative rut take a Saturday wake up early and fall off the grid.</text:p>
      <text:p text:style-name="Standard"/>
      <text:p text:style-name="Standard">Turn off your phone and put it in your closet.</text:p>
      <text:p text:style-name="Standard"/>
      <text:p text:style-name="Standard">Don't open your laptop.</text:p>
      <text:p text:style-name="Standard"/>
      <text:p text:style-name="Standard">Spend your entire day detached from the digital world and every time you get the inkling to do something or you'll get one journal or go for a walk or read instead. I promise you come afternoon you'll be flooded with ideas.</text:p>
      <text:p text:style-name="Standard"/>
      <text:p text:style-name="Standard">Finally use social media to gain feedback.</text:p>
      <text:p text:style-name="Standard"/>
      <text:p text:style-name="Standard">That's really what social media is used for conversation.</text:p>
      <text:p text:style-name="Standard"/>
      <text:p text:style-name="Standard">Instead of spending two months bashing your head against the wall, trying to come up with a perfect idea just start testing and sharing things on social media and see what people respond to. brainstorm by interacting with people and adjust as you go along.</text:p>
      <text:p text:style-name="Standard">Based on your feedback.</text:p>
      <text:p text:style-name="Standard"/>
      <text:p text:style-name="P2"><text:soft-page-break/>Creativity Concept</text:p>
      <text:p text:style-name="P3"/>
      <text:p text:style-name="P3">Creative thinking like any other human abilities can be harmed and fine tuned with time.</text:p>
      <text:p text:style-name="P3"/>
      <text:p text:style-name="P3">It's about practice and habits but you need to know what is it that put you in a state of creative flow.</text:p>
      <text:p text:style-name="P3"/>
      <text:p text:style-name="P3">Every individuals have their own set of practices their own set of habits that get them in their creative zones. </text:p>
      <text:p text:style-name="P3"/>
      <text:p text:style-name="P3">the habits I think most creative people have in common are as follows.</text:p>
      <text:p text:style-name="P3"/>
      <text:p text:style-name="P3">They retain a child's eye view of the world.</text:p>
      <text:p text:style-name="P3"/>
      <text:p text:style-name="P3">Remember when you're a kid and you could just come up with ideas is because you are curious and you paid attention to almost everything that intrigue you find that inner curiosity and you will have a bigger and better pool of dots to tap from and connect each other they believe in themselves and their creative abilities.</text:p>
      <text:p text:style-name="P3"/>
      <text:p text:style-name="P3">Believe in oneself is extremely important especially when it comes to creativity.</text:p>
      <text:p text:style-name="P3"/>
      <text:p text:style-name="P3">It's about trusting your own instinct and your own creative process.</text:p>
      <text:p text:style-name="P3"/>
      <text:p text:style-name="P3">If you want to boost creative thinking you have to give yourself room to think creatively.</text:p>
      <text:p text:style-name="P3"/>
      <text:p text:style-name="P3">If you think about not being creative enough or that your ideas may not make any sense at all then you are not giving yourself enough room to focus on being creating itself.</text:p>
      <text:p text:style-name="P3"/>
      <text:p text:style-name="P3">They get down to doing work every creative ideas have to start somewhere.</text:p>
      <text:p text:style-name="P3"/>
      <text:p text:style-name="P3">At the beginning it doesn't make any sense at all.</text:p>
      <text:p text:style-name="P3"/>
      <text:p text:style-name="P3">But to give them momentum from starting you will be able to draw your thoughts and see the connections much quicker.</text:p>
      <text:p text:style-name="P3"/>
      <text:p text:style-name="P2"><text:span text:style-name="T1">W</text:span>hat to <text:span text:style-name="T1">A</text:span>void to <text:span text:style-name="T1">S</text:span>tay <text:span text:style-name="T1">C</text:span>reative</text:p>
      <text:p text:style-name="P3"/>
      <text:p text:style-name="P3">what to avoid to stay creative</text:p>
      <text:p text:style-name="P3"/>
      <text:p text:style-name="P3">In this lecture we'll talk about things to avoid which will impact your creative thinking.</text:p>
      <text:p text:style-name="P3"/>
      <text:p text:style-name="P3">creative thinking pushes passion allowing you to love and live beyond your limits.</text:p>
      <text:p text:style-name="P3"/>
      <text:p text:style-name="P3">However sometimes situations happen in life that restrict your freedom is up to you to break down these walls and live up to your full potential.</text:p>
      <text:p text:style-name="P3"/>
      <text:p text:style-name="P3">The following are eight things you are advised to avoid in order to be able to unleash your creativity.</text:p>
      <text:p text:style-name="P3"/>
      <text:p text:style-name="P3"><text:span text:style-name="T1">1. </text:span>First complaining about a problem. </text:p>
      <text:p text:style-name="P3"><text:soft-page-break/>Don't just nag about the problem. Instead, try to discover opportunities that might be hidden deep within.</text:p>
      <text:p text:style-name="P3"/>
      <text:p text:style-name="P3"><text:span text:style-name="T1">2. </text:span>Second worry about what others think.</text:p>
      <text:p text:style-name="P3"/>
      <text:p text:style-name="P3">Don't waste your time worrying about other people judgements.</text:p>
      <text:p text:style-name="P3"/>
      <text:p text:style-name="P3">Be happy with who you are and don't be afraid to show it.</text:p>
      <text:p text:style-name="P3"/>
      <text:p text:style-name="P3"><text:span text:style-name="T1">3. </text:span>Next stay in your comfort zone.</text:p>
      <text:p text:style-name="P3"/>
      <text:p text:style-name="P3">Living up to your potential is not easy but make sure you give it a go.</text:p>
      <text:p text:style-name="P3"/>
      <text:p text:style-name="P3">Don't take the easy way out because you will never know what great things you might be missing.</text:p>
      <text:p text:style-name="P3"/>
      <text:p text:style-name="P4">Also,</text:p>
      <text:p text:style-name="P4"/>
      <text:p text:style-name="P4"><text:span text:style-name="T1">4.</text:span> <text:span text:style-name="T1">S</text:span>chool limiting your creativity.</text:p>
      <text:p text:style-name="P3"/>
      <text:p text:style-name="P3">Society wants robots.</text:p>
      <text:p text:style-name="P3"/>
      <text:p text:style-name="P3">It does not pay for you to think for yourself.</text:p>
      <text:p text:style-name="P3"/>
      <text:p text:style-name="P3">Schools are programmed to help society limit your potential.</text:p>
      <text:p text:style-name="P3"/>
      <text:p text:style-name="P3">Don't fall for the trap.</text:p>
      <text:p text:style-name="P3"/>
      <text:p text:style-name="P3">Allow your mind to explore new fresh places that it has never been given a chance to explore before. </text:p>
      <text:p text:style-name="P3"/>
      <text:p text:style-name="P3"><text:span text:style-name="T2">5. </text:span>Hold back when you have a good idea.</text:p>
      <text:p text:style-name="P3">Instead of just accepting what you know. Innovate something not created before. unleashing your creativity to flourish try out your life and career.</text:p>
      <text:p text:style-name="P3"/>
      <text:p text:style-name="P3"><text:span text:style-name="T2">6. </text:span>Next, your ego.</text:p>
      <text:p text:style-name="P3"/>
      <text:p text:style-name="P3">Focus on what's right rather than who's right.</text:p>
      <text:p text:style-name="P3"/>
      <text:p text:style-name="P3">Eliminating your ego allows you to change the way you think.</text:p>
      <text:p text:style-name="P3"/>
      <text:p text:style-name="P3">Becoming more flexible and open minded.</text:p>
      <text:p text:style-name="P3"/>
      <text:p text:style-name="P3"><text:span text:style-name="T2">7. </text:span>Stop learning.</text:p>
      <text:p text:style-name="P3"/>
      <text:p text:style-name="P3">Being smart is not being able to generate an idea but it is being able to recognize the value of the idea and make it happen.</text:p>
      <text:p text:style-name="P3"/>
      <text:p text:style-name="P3">Keep looking for answers.</text:p>
      <text:p text:style-name="P3"/>
      <text:p text:style-name="P3">Putting what you know into reality.</text:p>
      <text:p text:style-name="P3"><text:soft-page-break/></text:p>
      <text:p text:style-name="P5">And finally,</text:p>
      <text:p text:style-name="P5"><text:span text:style-name="T2">8. A</text:span>ssume certain perceptions.</text:p>
      <text:p text:style-name="P3">Naturally in your everyday life.</text:p>
      <text:p text:style-name="P3"/>
      <text:p text:style-name="P3">There will be certain boundaries already set previously.</text:p>
      <text:p text:style-name="P3"/>
      <text:p text:style-name="P3">Don't assume they'll always be there.</text:p>
      <text:p text:style-name="P3"/>
      <text:p text:style-name="P3">Instead, work your way to break them down and free yourself to make a change for a better world.</text:p>
      <text:p text:style-name="P3"/>
      <text:p text:style-name="P2">Creative traits.</text:p>
      <text:p text:style-name="P3"/>
      <text:p text:style-name="P3">Now what sparks the mind when you hear the term starving artist daughter genius creative thinking doesn't have to be a sad characteristic exclusive for those born into by Dems for daring fact many different forms of thinking and problem solving that go into creative thinking things that you could already be doing in your day to day or even come naturally without even knowing it.</text:p>
      <text:p text:style-name="P3"/>
      <text:p text:style-name="P3">And if not, don't worry you'll learn different ways you can start implementing creative thinking into your daily later on.</text:p>
      <text:p text:style-name="P3"><text:s/></text:p>
      <text:p text:style-name="P3">Is just becoming aware of this patterns and taking those different types of thinking one step further that can help you fuel your own kind of creative into a viable and renewable resource.</text:p>
      <text:p text:style-name="P3"/>
      <text:p text:style-name="P3">Creative thinking is much more than using your imagination to crank out lots of new ideas creative thinking is a lifestyle a personality trait a way of perceiving the world a way of interacting with other people and a way of living and growing said by Gary Davis.</text:p>
      <text:p text:style-name="P3"/>
      <text:p text:style-name="P3">It all really comes down to being able to think and look at something in a different way and from a new perspective that is then able to change the way other people perceive a standard.</text:p>
      <text:p text:style-name="P3"/>
      <text:p text:style-name="P3">It's about out of the box concept innovation and the ability to cope and handle down target territory that those can often lead to.</text:p>
      <text:p text:style-name="P3"/>
      <text:p text:style-name="P3">So how do you home creative thinking into an everyday way of being so that you can harness your own brand of creative no matter what the project or task at hand.</text:p>
      <text:p text:style-name="P3"/>
      <text:p text:style-name="P3">Let's dive into understanding key traits of creative thinking.</text:p>
      <text:p text:style-name="P3"/>
      <text:p text:style-name="P3">Reframing, reframing is the ability to change your first interpretation of things.</text:p>
      <text:p text:style-name="P3"/>
      <text:p text:style-name="P3">Emotional response tends to be based on our priest published view things.</text:p>
      <text:p text:style-name="P3"/>
      <text:p text:style-name="P3">If you are able to shift those views we are better able to shift our emotional responses, and therefore open up our minds, instincts, and emotion to all creative possibilities.</text:p>
      <text:p text:style-name="P3"/>
      <text:p text:style-name="P3">Now by being aware of this key attributes you are already ahead of the game, but implementing them is what will help change the way you approach problem solving and ideas in general.</text:p>
      <text:p text:style-name="P3"/>
      <text:p text:style-name="P3"><text:soft-page-break/>One way that you can begin creating a natural process for yourself is the habit and ritual technique.</text:p>
      <text:p text:style-name="P3"/>
      <text:p text:style-name="P3">Remember creativity is a muscle.</text:p>
      <text:p text:style-name="P3"/>
      <text:p text:style-name="P3">Use it regularly and it will get stronger by embracing and exercises our creativity muscle.</text:p>
      <text:p text:style-name="P3"/>
      <text:p text:style-name="P3">We only show wellspring of insights. Strict routine is what makes what we do each day into a habit may sound intimidating, but truly stop and think about your day to day and how you do things work maintainers.</text:p>
      <text:p text:style-name="P3"/>
      <text:p text:style-name="P3">Even if you do nothing you are still doing something, because it is an ingrained pattern.</text:p>
      <text:p text:style-name="P3"/>
      <text:p text:style-name="P3">It is what is expected that creative thinkers habitually respond to problems in fresh and novel ways, rather than allowing themselves to respond mindlessly and automatically.</text:p>
      <text:p text:style-name="P3"/>
      <text:p text:style-name="P3">It is consistency that is key.</text:p>
      <text:p text:style-name="P3"/>
      <text:p text:style-name="P3">The way to induct new habit is to be strict, don't allow for any distractions or excuses, every day say you will do from 1 p.m. 2 p.m..</text:p>
      <text:p text:style-name="P3"/>
      <text:p text:style-name="P3">This is simply an example.</text:p>
      <text:p text:style-name="P3"/>
      <text:p text:style-name="P3">In reality it doesn't matter what or how much time you chose.</text:p>
      <text:p text:style-name="P3"/>
      <text:p text:style-name="P3">Again it's consistency that makes it a habit even if you have nothing to create, or no new ideas.</text:p>
      <text:p text:style-name="P3"/>
      <text:p text:style-name="P3">if you make yourself commit to this pattern you'll find a few hours go by without anything put on the page. </text:p>
      <text:p text:style-name="P3"/>
      <text:p text:style-name="P3">Now, If commitment scares you.</text:p>
      <text:p text:style-name="P3"/>
      <text:p text:style-name="P3">Consider the ritual route instead, creating a ritual is creating a set of action before you sit down (or however your creative works) to be creative that sends the signal to your brain that lets it know what it's time for.</text:p>
      <text:p text:style-name="P3"/>
      <text:p text:style-name="P3">An example would be Stephen King who claims that by sitting down to work in the same seat or arranging his paper in the same way with a cup of tea or water and taking his vitamins makes accomplishing his goals a more consistent and reliable process.</text:p>
      <text:p text:style-name="P3"/>
      <text:p text:style-name="P3">This works because our brains have automatic responses to fixed action patterns that trigger a set response, providing a consistent signal to our minds in preparation for our work.</text:p>
      <text:p text:style-name="P3"/>
      <text:p text:style-name="P3">So by creating a daily habit along with a set group of action triggers before you go to it, will lead to a more organic and natural creative process.</text:p>
      <text:p text:style-name="P3"/>
      <text:p text:style-name="P3">By being self-aware and recognizing when you're stuck on a problem, and step away instead of pushing to, you are allowing the unconscious mind to work its magic, because behind a break your mind is still full of the gathering information that is still being digested and compiled, by stopping and engaging in another stimulate all together you're allowing for a more natural solution to then be conceived.</text:p>
      <text:p text:style-name="P3"><text:soft-page-break/></text:p>
      <text:p text:style-name="P3">“Creativity is just connecting things when you ask creative people how they did something, they feel a little guilty because they didn't really do it, they just saw something. It seemed obvious to them after a while.” - Steve Jobs</text:p>
      <text:p text:style-name="P3"/>
      <text:p text:style-name="P2"><text:span text:style-name="T3">U</text:span>nderstand <text:span text:style-name="T3">C</text:span>reativity</text:p>
      <text:p text:style-name="P3"/>
      <text:p text:style-name="P3">1. basic</text:p>
      <text:p text:style-name="P3"/>
      <text:p text:style-name="P3">Let me ask a treat questions.</text:p>
      <text:p text:style-name="P3"/>
      <text:p text:style-name="P3">Do you want to be happier.</text:p>
      <text:p text:style-name="P3"/>
      <text:p text:style-name="P3">Do you want to be more successful.</text:p>
      <text:p text:style-name="P3"/>
      <text:p text:style-name="P3">And do you want to be more confident in the decisions you make.</text:p>
      <text:p text:style-name="P3"/>
      <text:p text:style-name="P3">I hope the answers to all three is a resounding yes.</text:p>
      <text:p text:style-name="P3"/>
      <text:p text:style-name="P3">Well, guess what.</text:p>
      <text:p text:style-name="P3"/>
      <text:p text:style-name="P3">One way to achieve all three, is to be more creative.</text:p>
      <text:p text:style-name="P3"/>
      <text:p text:style-name="P3">You can learn how in this course, so this course is for everyone.</text:p>
      <text:p text:style-name="P3"/>
      <text:p text:style-name="P3">After all, who wouldn't want to be more creative.</text:p>
      <text:p text:style-name="P3"/>
      <text:p text:style-name="P3">Creativity matters in every walk of life.</text:p>
      <text:p text:style-name="P3"/>
      <text:p text:style-name="P3">Many people believe they're not creative.</text:p>
      <text:p text:style-name="P3"/>
      <text:p text:style-name="P3">So a natural question may be why bother trying to be more creative.</text:p>
      <text:p text:style-name="P3"/>
      <text:p text:style-name="P3">Well there are a lot of reasons and good reasons to increase your creative skills.</text:p>
      <text:p text:style-name="P3"/>
      <text:p text:style-name="P3">It doesn't matter where you are on the creativity scale, just the small improvement in your creative ability, will have a big impact on your day to day life.</text:p>
      <text:p text:style-name="P3"/>
      <text:p text:style-name="P3">Think about how your brain spends its typical day.</text:p>
      <text:p text:style-name="P3"/>
      <text:p text:style-name="P3">The truth is, your brain is generating ideas constantly.</text:p>
      <text:p text:style-name="P3"/>
      <text:p text:style-name="P3">It might be thinking about the best road to drive home.</text:p>
      <text:p text:style-name="P3"/>
      <text:p text:style-name="P3">Or it may be thinking about the best route for your career, big or small.</text:p>
      <text:p text:style-name="P3"/>
      <text:p text:style-name="P3">The ideas you generate shape everyday aspects of your life, making your daily ideas better, meaning more creative, makes your everyday life better. It's that simple.</text:p>
      <text:p text:style-name="P3"/>
      <text:p text:style-name="P3"><text:soft-page-break/>Also being creative helps you live longer and can improve your quality of health and life.</text:p>
      <text:p text:style-name="P3"/>
      <text:p text:style-name="P3">Research found that only creativity, not intelligence or over opponents decreases mortality risk.</text:p>
      <text:p text:style-name="P3"/>
      <text:p text:style-name="P3">for example, creating artwork decreases negative emotions it reduces stress and anxiety and improves medical outcomes.</text:p>
      <text:p text:style-name="P3"/>
      <text:p text:style-name="P3">Being creative helps you become a better problem solver in all areas of your life and work instead of coming from a linear logic approach.</text:p>
      <text:p text:style-name="P3"/>
      <text:p text:style-name="P3">Your creative side Gen approaches situation from all angles.</text:p>
      <text:p text:style-name="P3"/>
      <text:p text:style-name="P3">Creativity helps you see things differently and better deal with uncertainty that makes you a more valuable employee.</text:p>
      <text:p text:style-name="P3"/>
      <text:p text:style-name="P3">No matter what job you're in being creative comes with many ups and downs and the high risk of failure.</text:p>
      <text:p text:style-name="P3"/>
      <text:p text:style-name="P3">So we have to be vulnerable to share your ideas, and willing to take the risk that what you create may never see the light of day.</text:p>
      <text:p text:style-name="P3"/>
      <text:p text:style-name="P3">Engaging in the creative process is a great confidence builder because you discovered it.</text:p>
      <text:p text:style-name="P3"/>
      <text:p text:style-name="P3">Failure is part of the process.</text:p>
      <text:p text:style-name="P3"/>
      <text:p text:style-name="P3">Once we see failure as something that is survivable and something that helps you grow and that makes our world better we can release the free and try new things even other risk of failing.</text:p>
      <text:p text:style-name="P3"/>
      <text:p text:style-name="P3">Let's face it.</text:p>
      <text:p text:style-name="P3"/>
      <text:p text:style-name="P3">Life can be difficult at times.</text:p>
      <text:p text:style-name="P3"/>
      <text:p text:style-name="P3">So I want you to see creativity as a buffer and as a tool to work through the tough times.</text:p>
      <text:p text:style-name="P3"/>
      <text:p text:style-name="P3">Taking the time to learn creativity is worth i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6T17:02:52.024112010</meta:creation-date>
    <dc:date>2021-02-17T11:48:45.350603050</dc:date>
    <meta:editing-duration>PT1H24M27S</meta:editing-duration>
    <meta:editing-cycles>8</meta:editing-cycles>
    <meta:generator>LibreOffice/7.0.4.2$Linux_X86_64 LibreOffice_project/00$Build-2</meta:generator>
    <meta:document-statistic meta:table-count="0" meta:image-count="0" meta:object-count="0" meta:page-count="7" meta:paragraph-count="142" meta:word-count="2217" meta:character-count="12350" meta:non-whitespace-character-count="10267"/>
  </office:meta>
</office:document-meta>
</file>